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Noto Sans" svg:font-family="'Noto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family-generic="system" style:font-pitch="variable"/>
    <style:font-face style:name="Noto Serif" svg:font-family="'Noto Serif'" style:font-family-generic="roman" style:font-pitch="variable"/>
  </office:font-face-decls>
  <office:automatic-styles>
    <style:style style:name="P1" style:family="paragraph" style:parent-style-name="Standard">
      <style:text-properties officeooo:rsid="0019bdb0" officeooo:paragraph-rsid="0019bdb0"/>
    </style:style>
    <style:style style:name="P2" style:family="paragraph" style:parent-style-name="Standard">
      <style:text-properties officeooo:paragraph-rsid="0019bdb0"/>
    </style:style>
    <style:style style:name="P3" style:family="paragraph" style:parent-style-name="Standard" style:list-style-name="L1">
      <style:text-properties officeooo:rsid="0019bdb0" officeooo:paragraph-rsid="0019bdb0"/>
    </style:style>
    <style:style style:name="P4" style:family="paragraph" style:parent-style-name="Standard">
      <style:text-properties officeooo:rsid="001ac6de" officeooo:paragraph-rsid="001ac6de"/>
    </style:style>
    <style:style style:name="P5" style:family="paragraph" style:parent-style-name="Standard">
      <style:text-properties officeooo:paragraph-rsid="001ac6de"/>
    </style:style>
    <style:style style:name="T1" style:family="text">
      <style:text-properties officeooo:rsid="0019bdb0"/>
    </style:style>
    <style:style style:name="T2" style:family="text">
      <style:text-properties officeooo:rsid="001ac6d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Преподаватель: </text:span>Кривонос Алексей Владимирович</text:p>
      <text:p text:style-name="P1">Слайды:</text:p>
      <text:p text:style-name="P1">1) Титульный лист</text:p>
      <text:p text:style-name="P1">2) Проблема</text:p>
      <text:p text:style-name="P1">3) Решение</text:p>
      <text:p text:style-name="P1">4) Технические детали решения</text:p>
      <text:p text:style-name="P1">5) Ценностное предложнеине</text:p>
      <text:p text:style-name="P1">6)Бизнес модель</text:p>
      <text:p text:style-name="P1">5) Конкуренты(Аналоги) /\</text:p>
      <text:p text:style-name="P1">-6) Трекшн(Путь) – Ретроспектива</text:p>
      <text:p text:style-name="P1">7) Команда </text:p>
      <text:p text:style-name="P1">7) Дорожная карта</text:p>
      <text:p text:style-name="P1">8) Контакты</text:p>
      <text:p text:style-name="P1">9) Ссылка на доп. Материлы -</text:p>
      <text:p text:style-name="P1"/>
      <text:p text:style-name="P1">Обязательные слайды:</text:p>
      <text:list text:style-name="L1">
        <text:list-item>
          <text:p text:style-name="P3">Титульный лист</text:p>
        </text:list-item>
        <text:list-item>
          <text:p text:style-name="P3">Проблема</text:p>
        </text:list-item>
        <text:list-item>
          <text:p text:style-name="P3">Решение</text:p>
        </text:list-item>
        <text:list-item>
          <text:p text:style-name="P3">Аналго</text:p>
        </text:list-item>
        <text:list-item>
          <text:p text:style-name="P3">Дорожная </text:p>
        </text:list-item>
        <text:list-item>
          <text:p text:style-name="P3">Контакты</text:p>
        </text:list-item>
      </text:list>
      <text:p text:style-name="P1">Необязательное </text:p>
      <text:p text:style-name="P1"/>
      <text:p text:style-name="P1"/>
      <text:p text:style-name="P1"/>
      <text:p text:style-name="P1">Как же освещение влияет на сон? Как только вокруг нас становится светло, гипоталамус и все связанные с ним органы и железы получают сигнал: необходимо проснуться и быть начеку. Воздействие солнечного света вызывает выработку дневных гормонов и нейромедиаторов, которые и настраивают наши биологические часы. Основные из них — это серотонин, мелатонин и кортизол.</text:p>
      <text:p text:style-name="P1"/>
      <text:p text:style-name="P1"/>
      <text:p text:style-name="P4">1)Здравствуйте, название моего проект ”Ловец снов”, меня зовут Файтельсон Антон. Сейчас из-за информационого и светового шума и других последствий современного образа жизни происходит незаметная пандемия плохого сна.</text:p>
      <text:p text:style-name="P5"><text:span text:style-name="T2">Согласно </text:span>Всероссийск<text:span text:style-name="T2">ому</text:span> центр<text:span text:style-name="T2">у</text:span> изучения общественного мнения <text:span text:style-name="T2">т</text:span>е или иные проблемы со сном испытывают почти половина россиян.</text:p>
      <text:p text:style-name="P4">Сон нужен, чтобы у организма нашлось время «починить» то, что в течение дня ломалось. Ночью восстанавливаются мышцы, синтезируется белок, который <text:soft-page-break/>служит материалом для клеток, растут ткани и выделяются гормоны. Перестройка — вот что происходит в организме во время сна.</text:p>
      <text:p text:style-name="P4"/>
      <text:p text:style-name="P4">Во время сна активируются те части мозга, которые отвечают за регуляцию эмоций. Доподлинно неизвестно, как именно влияет активация этих зон на психическое благополучие, однако недоспавшие люди часто становятся более раздражительными, нервными, импульсивно реагирующими на стимулы. У невыспавшегося человека проще спровоцировать мнительность, тревогу и страх.</text:p>
      <text:p text:style-name="P4"/>
      <text:p text:style-name="P4">Экспериментально выявлено, что при недосыпе повышается устойчивость к инсулину.</text:p>
      <text:p text:style-name="P4"/>
      <text:p text:style-name="P4">2) Пробуждение от света может помочь человеку просыпаться лучше, повысит его качество сна. Известно, что при отсутствии света, человек лучше засыпает, поэтому маска будет крайне эффективна в помощи человеку. Она будет помогать человеку заснуть и проснуться. Известно, что будильники не всегда помогают проснуться, да и к тому же недавние исследования показали, что при пробуждения от будильника у человека повышается раздражительность, появляется вялость и другие негативные эффекты. Маска будет симулировать естественные для человека циркадные ритмы.</text:p>
      <text:p text:style-name="P4"/>
      <text:p text:style-name="P4">Осознанные сны могут косвенно помочь человеку. Человек может заинтересоваться этим явлением, и таким образом лечь спать пораньше.</text:p>
      <text:p text:style-name="P4"/>
      <text:p text:style-name="P4">Аналоги: </text:p>
      <text:p text:style-name="P4">Маска для осознанных сновидений remee</text:p>
      <text:p text:style-name="P4">Маска от Стенфордского университета – Ее разрабатывали для более быстрой адаптации при перелете из разных часовых поясах</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Noto Sans" svg:font-family="'Noto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family-generic="system" style:font-pitch="variable"/>
    <style:font-face style:name="Noto Serif" svg:font-family="'Noto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3T08:39:45.253278391</meta:creation-date>
    <dc:date>2023-12-26T09:30:43.955209483</dc:date>
    <meta:editing-duration>PT3H41M34S</meta:editing-duration>
    <meta:editing-cycles>2</meta:editing-cycles>
    <meta:generator>LibreOffice/7.6.2.1$Linux_X86_64 LibreOffice_project/60$Build-1</meta:generator>
    <meta:document-statistic meta:table-count="0" meta:image-count="0" meta:object-count="0" meta:page-count="2" meta:paragraph-count="33" meta:word-count="354" meta:character-count="2636" meta:non-whitespace-character-count="2313"/>
  </office:meta>
</office:document-meta>
</file>